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5" draw:layer="layout" svg:width="17.1cm" svg:height="4.041cm" svg:x="0.9cm" svg:y="4.893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2" draw:layer="layout" svg:width="3.231cm" svg:height="0.809cm" svg:x="10.9cm" svg:y="7.4cm">
          <text:p text:style-name="P1"><text:span text:style-name="T2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" draw:layer="layout" svg:width="3.233cm" svg:height="0.808cm" svg:x="7.834cm" svg:y="9.5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2cm" svg:height="0.808cm" svg:x="3.5cm" svg:y="12.2cm">
          <text:p text:style-name="P1"><text:span text:style-name="T2">test-do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10.345cm" svg:x2="9.45cm" svg:y2="10.892cm" draw:start-shape="id1" draw:start-glue-point="2" draw:end-shape="id2" draw:end-glue-point="0" svg:d="m9450 10345v547">
          <text:p/>
        </draw:connector>
        <draw:custom-shape draw:style-name="gr2" draw:text-style-name="P3" draw:id="id3" draw:layer="layout" svg:width="3.802cm" svg:height="0.808cm" svg:x="7.549cm" svg:y="2.1cm">
          <text:p text:style-name="P1"><text:span text:style-name="T2">maven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2.908cm" svg:x2="9.45cm" svg:y2="3.5cm" draw:start-shape="id3" draw:start-glue-point="2" draw:end-shape="id4" draw:end-glue-point="0" svg:d="m9450 2908v592">
          <text:p/>
        </draw:connector>
        <draw:custom-shape draw:style-name="gr2" draw:text-style-name="P3" draw:layer="layout" svg:width="4.6cm" svg:height="0.809cm" svg:x="2.7cm" svg:y="6.291cm">
          <text:p text:style-name="P1"><text:span text:style-name="T2">module-confl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7.3cm" svg:y="7.4cm">
          <text:p text:style-name="P1"><text:span text:style-name="T2">module-r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8.934cm" svg:x2="9.45cm" svg:y2="9.537cm" draw:start-shape="id5" draw:start-glue-point="2" draw:end-shape="id1" draw:end-glue-point="0" svg:d="m9450 8934v603">
          <text:p/>
        </draw:connector>
        <draw:custom-shape draw:style-name="gr4" draw:text-style-name="P3" draw:id="id6" draw:layer="layout" svg:width="4.233cm" svg:height="0.809cm" svg:x="12cm" svg:y="3cm">
          <text:p text:style-name="P1"><text:span text:style-name="T2">maven-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351cm" svg:y1="2.504cm" svg:x2="14.116cm" svg:y2="3cm" draw:start-shape="id3" draw:start-glue-point="1" draw:end-shape="id6" draw:end-glue-point="0" svg:d="m11351 2504 2765 496">
          <text:p/>
        </draw:connector>
        <draw:custom-shape draw:style-name="gr2" draw:text-style-name="P3" draw:layer="layout" svg:width="3.3cm" svg:height="0.807cm" svg:x="2cm" svg:y="5.193cm">
          <text:p text:style-name="P1"><text:span text:style-name="T2">module-a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1cm" svg:height="0.809cm" svg:x="12.3cm" svg:y="6.291cm">
          <text:p text:style-name="P1"><text:span text:style-name="T2">module-la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8.2cm" svg:y="6.293cm">
          <text:p text:style-name="P1"><text:span text:style-name="T2">module-twik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33cm" svg:height="0.809cm" svg:x="1.267cm" svg:y="7.4cm">
          <text:p text:style-name="P1"><text:span text:style-name="T2">module-docbook-si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9cm" svg:x="13.767cm" svg:y="5.191cm">
          <text:p text:style-name="P1"><text:span text:style-name="T2">module-f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7" draw:layer="layout" svg:width="3.233cm" svg:height="0.809cm" svg:x="14.467cm" svg:y="7.4cm">
          <text:p text:style-name="P1"><text:span text:style-name="T2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083cm" svg:y1="8.209cm" svg:x2="16.116cm" svg:y2="9.5cm" draw:start-shape="id7" draw:start-glue-point="2" draw:end-shape="id8" draw:end-glue-point="0" svg:d="m16083 8209 33 1291">
          <text:p/>
        </draw:connector>
        <draw:custom-shape draw:style-name="gr4" draw:text-style-name="P3" draw:id="id9" draw:layer="layout" svg:width="4.199cm" svg:height="0.809cm" svg:x="2.801cm" svg:y="2.991cm">
          <text:p text:style-name="P1"><text:span text:style-name="T2">maven-doxia-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549cm" svg:y1="2.504cm" svg:x2="4.9cm" svg:y2="2.991cm" draw:start-shape="id3" draw:start-glue-point="3" draw:end-shape="id9" draw:end-glue-point="0" svg:d="m7549 2504-2649 487">
          <text:p/>
        </draw:connector>
        <draw:custom-shape draw:style-name="gr4" draw:text-style-name="P3" draw:id="id11" draw:layer="layout" svg:width="3.233cm" svg:height="0.809cm" svg:x="12cm" svg:y="12.191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066cm" svg:y1="12.596cm" svg:x2="12cm" svg:y2="12.595cm" draw:start-shape="id10" draw:start-glue-point="1" draw:end-shape="id11" draw:end-glue-point="3" svg:d="m11066 12596 934-1">
          <text:p/>
        </draw:connector>
        <draw:custom-shape draw:style-name="gr2" draw:text-style-name="P3" draw:id="id2" draw:layer="layout" svg:width="3.232cm" svg:height="0.808cm" svg:x="7.834cm" svg:y="10.892cm">
          <text:p text:style-name="P1"><text:span text:style-name="T2">sink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0" draw:layer="layout" svg:width="3.232cm" svg:height="0.808cm" svg:x="7.834cm" svg:y="12.192cm">
          <text:p text:style-name="P1"><text:span text:style-name="T2">logging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4" draw:layer="layout" svg:width="3.802cm" svg:height="0.808cm" svg:x="7.549cm" svg:y="3.5cm">
          <text:p text:style-name="P1"><text:span text:style-name="T2">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5.967cm" svg:y="5.193cm">
          <text:p text:style-name="P1"><text:span text:style-name="T2">module-x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9.867cm" svg:y="5.193cm">
          <text:p text:style-name="P1"><text:span text:style-name="T2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11.7cm" svg:x2="9.45cm" svg:y2="12.192cm" draw:start-shape="id2" draw:start-glue-point="2" draw:end-shape="id10" draw:end-glue-point="0" svg:d="m9450 11700v492">
          <text:p/>
        </draw:connector>
        <draw:connector draw:style-name="gr3" draw:text-style-name="P4" draw:layer="layout" draw:type="line" svg:x1="9.45cm" svg:y1="4.308cm" svg:x2="9.45cm" svg:y2="4.893cm" draw:start-shape="id4" draw:start-glue-point="2" draw:end-shape="id5" svg:d="m9450 4308v585">
          <text:p/>
        </draw:connector>
        <draw:custom-shape draw:style-name="gr4" draw:text-style-name="P3" draw:id="id13" draw:layer="layout" svg:width="1.7cm" svg:height="0.809cm" svg:x="11.665cm" svg:y="9.5cm">
          <text:p text:style-name="P1"><text:span text:style-name="T2">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5cm" svg:y1="8.209cm" svg:x2="12.515cm" svg:y2="9.5cm" draw:start-shape="id12" draw:start-glue-point="2" draw:end-shape="id13" draw:end-glue-point="0" svg:d="m12515 8209v1291">
          <text:p/>
        </draw:connector>
        <draw:custom-shape draw:style-name="gr4" draw:text-style-name="P3" draw:id="id8" draw:layer="layout" svg:width="1.233cm" svg:height="0.809cm" svg:x="15.5cm" svg:y="9.5cm">
          <text:p text:style-name="P1"><text:span text:style-name="T2">fo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20T23:12:09</meta:creation-date>
    <dc:date>2009-02-27T00:06:51</dc:date>
    <meta:editing-cycles>17</meta:editing-cycles>
    <meta:editing-duration>PT4H47M26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